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c5b" officeooo:paragraph-rsid="00012c5b"/>
    </style:style>
    <style:style style:name="P2" style:family="paragraph" style:parent-style-name="Standard">
      <style:text-properties fo:font-weight="bold" officeooo:rsid="00012c5b" officeooo:paragraph-rsid="00012c5b" style:font-weight-asian="bold" style:font-weight-complex="bold"/>
    </style:style>
    <style:style style:name="P3" style:family="paragraph" style:parent-style-name="Standard">
      <style:text-properties fo:font-weight="bold" officeooo:rsid="00012c5b" officeooo:paragraph-rsid="000b6c5b" style:font-weight-asian="bold" style:font-weight-complex="bold"/>
    </style:style>
    <style:style style:name="P4" style:family="paragraph" style:parent-style-name="Standard">
      <style:text-properties fo:font-weight="bold" officeooo:rsid="00012c5b" officeooo:paragraph-rsid="00206e0e" style:font-weight-asian="bold" style:font-weight-complex="bold"/>
    </style:style>
    <style:style style:name="P5" style:family="paragraph" style:parent-style-name="Standard">
      <style:text-properties fo:font-weight="bold" officeooo:rsid="00016118" officeooo:paragraph-rsid="00016118" style:font-weight-asian="bold" style:font-weight-complex="bold"/>
    </style:style>
    <style:style style:name="P6" style:family="paragraph" style:parent-style-name="Standard">
      <style:text-properties fo:font-weight="bold" officeooo:rsid="000249c0" officeooo:paragraph-rsid="000249c0" style:font-weight-asian="bold" style:font-weight-complex="bold"/>
    </style:style>
    <style:style style:name="P7" style:family="paragraph" style:parent-style-name="Standard">
      <style:text-properties fo:font-weight="bold" officeooo:rsid="00166605" officeooo:paragraph-rsid="00206e0e" style:font-weight-asian="bold" style:font-weight-complex="bold"/>
    </style:style>
    <style:style style:name="P8" style:family="paragraph" style:parent-style-name="Standard">
      <style:text-properties fo:font-weight="bold" officeooo:rsid="0017f499" officeooo:paragraph-rsid="00206e0e" style:font-weight-asian="bold" style:font-weight-complex="bold"/>
    </style:style>
    <style:style style:name="P9" style:family="paragraph" style:parent-style-name="Standard">
      <style:text-properties fo:font-weight="bold" officeooo:rsid="0017f499" officeooo:paragraph-rsid="0022b02f" style:font-weight-asian="bold" style:font-weight-complex="bold"/>
    </style:style>
    <style:style style:name="P10" style:family="paragraph" style:parent-style-name="Standard">
      <style:text-properties fo:font-weight="bold" officeooo:rsid="00166605" officeooo:paragraph-rsid="00206e0e" fo:background-color="#ffcc00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012c5b" officeooo:paragraph-rsid="00012c5b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66605" officeooo:paragraph-rsid="00206e0e" fo:background-color="#ffcc00" style:font-weight-asian="bold" style:font-weight-complex="bold"/>
    </style:style>
    <style:style style:name="P13" style:family="paragraph" style:parent-style-name="Standard">
      <style:text-properties officeooo:rsid="00016118" officeooo:paragraph-rsid="00016118"/>
    </style:style>
    <style:style style:name="P14" style:family="paragraph" style:parent-style-name="Standard">
      <style:text-properties officeooo:rsid="00016118" officeooo:paragraph-rsid="0014bcad"/>
    </style:style>
    <style:style style:name="P15" style:family="paragraph" style:parent-style-name="Standard">
      <style:text-properties officeooo:rsid="000249c0" officeooo:paragraph-rsid="000249c0"/>
    </style:style>
    <style:style style:name="P16" style:family="paragraph" style:parent-style-name="Standard">
      <style:text-properties fo:font-weight="normal" officeooo:rsid="000b6c5b" officeooo:paragraph-rsid="000b6c5b" style:font-weight-asian="normal" style:font-weight-complex="normal"/>
    </style:style>
    <style:style style:name="P17" style:family="paragraph" style:parent-style-name="Standard">
      <style:text-properties fo:font-weight="normal" officeooo:rsid="000b6c5b" officeooo:paragraph-rsid="001c58cc" style:font-weight-asian="normal" style:font-weight-complex="normal"/>
    </style:style>
    <style:style style:name="P18" style:family="paragraph" style:parent-style-name="Standard">
      <style:text-properties fo:font-weight="normal" officeooo:rsid="000b6c5b" officeooo:paragraph-rsid="001ca130" style:font-weight-asian="normal" style:font-weight-complex="normal"/>
    </style:style>
    <style:style style:name="P19" style:family="paragraph" style:parent-style-name="Standard">
      <style:text-properties fo:font-weight="normal" officeooo:rsid="001c58cc" officeooo:paragraph-rsid="001c58cc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df32" officeooo:paragraph-rsid="000ddf3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c5b" officeooo:paragraph-rsid="00012c5b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012c5b" officeooo:paragraph-rsid="00012c5b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ddf32" officeooo:paragraph-rsid="000ddf3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df32" officeooo:paragraph-rsid="00206e0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8e86" officeooo:paragraph-rsid="00206e0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3ae2" officeooo:paragraph-rsid="00206e0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206e0e" fo:background-color="#ffcc00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206e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3ae2" officeooo:paragraph-rsid="00206e0e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012c5b" officeooo:paragraph-rsid="00012c5b" fo:background-color="#ccff66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font-weight="bold" officeooo:rsid="00206e0e" officeooo:paragraph-rsid="00206e0e" style:font-weight-asian="bold" style:font-weight-complex="bold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fo:font-weight="bold" officeooo:rsid="00166605" officeooo:paragraph-rsid="0024a717" style:font-weight-asian="bold" style:font-weight-complex="bold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fo:font-weight="normal" officeooo:rsid="0022b02f" officeooo:paragraph-rsid="0022b02f" style:font-weight-asian="normal" style:font-weight-complex="normal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fo:font-weight="normal" officeooo:rsid="0022b02f" officeooo:paragraph-rsid="0024a717" style:font-weight-asian="normal" style:font-weight-complex="normal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fo:font-weight="normal" officeooo:rsid="002474bc" officeooo:paragraph-rsid="002474bc" style:font-weight-asian="normal" style:font-weight-complex="normal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font-weight="normal" officeooo:rsid="0017f499" officeooo:paragraph-rsid="00206e0e" style:font-weight-asian="normal" style:font-weight-complex="normal"/>
    </style:style>
    <style:style style:name="P37" style:family="paragraph" style:parent-style-name="Standard">
      <style:text-properties officeooo:rsid="00012c5b" officeooo:paragraph-rsid="00012c5b"/>
    </style:style>
    <style:style style:name="P38" style:family="paragraph" style:parent-style-name="Standard">
      <style:text-properties fo:font-size="14pt" fo:font-weight="bold" officeooo:rsid="00012c5b" officeooo:paragraph-rsid="00012c5b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officeooo:rsid="0022b02f" officeooo:paragraph-rsid="0022b02f"/>
    </style:style>
    <style:style style:name="P40" style:family="paragraph" style:parent-style-name="Standard">
      <style:text-properties officeooo:rsid="001c58cc" officeooo:paragraph-rsid="001c58cc"/>
    </style:style>
    <style:style style:name="P41" style:family="paragraph" style:parent-style-name="Standard">
      <style:text-properties officeooo:rsid="001c58cc" officeooo:paragraph-rsid="00012c5b"/>
    </style:style>
    <style:style style:name="P42" style:family="paragraph" style:parent-style-name="Standard">
      <style:text-properties officeooo:rsid="001c58cc" officeooo:paragraph-rsid="0026320b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font-weight="normal" officeooo:rsid="0022b02f" officeooo:paragraph-rsid="0022b02f" style:font-weight-asian="normal" style:font-weight-complex="normal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font-weight="normal" officeooo:rsid="0026320b" officeooo:paragraph-rsid="0026320b" style:font-weight-asian="normal" style:font-weight-complex="normal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font-weight="normal" officeooo:rsid="0024a717" officeooo:paragraph-rsid="0024a717" style:font-weight-asian="normal" style:font-weight-complex="normal"/>
    </style:style>
    <style:style style:name="T1" style:family="text">
      <style:text-properties officeooo:rsid="0007a1c4"/>
    </style:style>
    <style:style style:name="T2" style:family="text">
      <style:text-properties officeooo:rsid="000b6c5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6c5b" style:font-weight-asian="normal" style:font-weight-complex="normal"/>
    </style:style>
    <style:style style:name="T5" style:family="text">
      <style:text-properties fo:font-weight="normal" officeooo:rsid="00012c5b" style:font-weight-asian="normal" style:font-weight-complex="normal"/>
    </style:style>
    <style:style style:name="T6" style:family="text">
      <style:text-properties fo:font-weight="normal" officeooo:rsid="001c58cc" style:font-weight-asian="normal" style:font-weight-complex="normal"/>
    </style:style>
    <style:style style:name="T7" style:family="text">
      <style:text-properties fo:font-weight="normal" officeooo:rsid="0024a717" style:font-weight-asian="normal" style:font-weight-complex="normal"/>
    </style:style>
    <style:style style:name="T8" style:family="text">
      <style:text-properties officeooo:rsid="0010cfa7"/>
    </style:style>
    <style:style style:name="T9" style:family="text">
      <style:text-properties officeooo:rsid="00161127"/>
    </style:style>
    <style:style style:name="T10" style:family="text">
      <style:text-properties officeooo:rsid="00165d9c"/>
    </style:style>
    <style:style style:name="T11" style:family="text">
      <style:text-properties officeooo:rsid="001a9c85"/>
    </style:style>
    <style:style style:name="T12" style:family="text">
      <style:text-properties officeooo:rsid="001c58cc"/>
    </style:style>
    <style:style style:name="T13" style:family="text">
      <style:text-properties officeooo:rsid="001ca130"/>
    </style:style>
    <style:style style:name="T14" style:family="text">
      <style:text-properties officeooo:rsid="001d1cbd"/>
    </style:style>
    <style:style style:name="T15" style:family="text">
      <style:text-properties officeooo:rsid="0017f499"/>
    </style:style>
    <style:style style:name="T16" style:family="text">
      <style:text-properties officeooo:rsid="00206e0e"/>
    </style:style>
    <style:style style:name="T17" style:family="text">
      <style:text-properties fo:background-color="#ffcc00" loext:char-shading-value="0"/>
    </style:style>
    <style:style style:name="T18" style:family="text">
      <style:text-properties officeooo:rsid="0017f499" fo:background-color="#ffcc00" loext:char-shading-value="0"/>
    </style:style>
    <style:style style:name="T19" style:family="text">
      <style:text-properties officeooo:rsid="0026320b"/>
    </style:style>
    <style:style style:name="T20" style:family="text">
      <style:text-properties fo:font-size="14pt" style:text-underline-style="none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CAHIER DES CHARGES <text:span text:style-name="T10">du Jeux de Piste OT</text:span></text:p>
      <text:p text:style-name="P11"/>
      <text:p text:style-name="P11"/>
      <text:p text:style-name="P11"/>
      <text:p text:style-name="P11"/>
      <text:p text:style-name="P11"/>
      <text:p text:style-name="P12">1) CONTEXTE</text:p>
      <text:p text:style-name="P12"/>
      <text:p text:style-name="P11"/>
      <text:p text:style-name="P11">Présentation du projet :</text:p>
      <text:p text:style-name="P1"/>
      <text:p text:style-name="P1"><text:span text:style-name="T11">L’office du tourisme </text:span>a <text:span text:style-name="T1">émis</text:span> le souhait de mettre en place une application <text:span text:style-name="T11">de jeu de piste autour du patrimoine Saint Gaudinois.</text:span></text:p>
      <text:p text:style-name="P1"/>
      <text:p text:style-name="P1"/>
      <text:p text:style-name="P2">L’importance du projet : </text:p>
      <text:p text:style-name="P1"/>
      <text:p text:style-name="P1"><text:tab/><text:span text:style-name="T11">Jeu de piste</text:span></text:p>
      <text:p text:style-name="P1"><text:tab/><text:span text:style-name="T12">Initier les touristes et re-sensibiliser les habitants</text:span></text:p>
      <text:p text:style-name="P1"><text:tab/>Permettre de promouvoir <text:span text:style-name="T12">le patrimoine St Gaudinois</text:span></text:p>
      <text:p text:style-name="P1"><text:tab/>La localisation <text:span text:style-name="T12">avec une Map</text:span></text:p>
      <text:p text:style-name="P1"><text:tab/>Communication <text:span text:style-name="T12">touristique</text:span></text:p>
      <text:p text:style-name="P1"/>
      <text:p text:style-name="P1"/>
      <text:p text:style-name="P7">Positionnement concurrentiel de la structure et du projet :</text:p>
      <text:p text:style-name="P7"/>
      <text:p text:style-name="P7">?????????</text:p>
      <text:p text:style-name="P1"><text:tab/></text:p>
      <text:p text:style-name="P1"/>
      <text:p text:style-name="P1"/>
      <text:p text:style-name="P2">Contraintes planning :</text:p>
      <text:p text:style-name="P1"/>
      <text:p text:style-name="P1"><text:tab/>Livrable le 07/<text:span text:style-name="T12">10</text:span> <text:span text:style-name="T1">avant </text:span>minuit</text:p>
      <text:p text:style-name="P1"/>
      <text:p text:style-name="P1"/>
      <text:p text:style-name="P1"/>
      <text:p text:style-name="P1"/>
      <text:p text:style-name="P1"/>
      <text:p text:style-name="P10">2) STRATÉGIE</text:p>
      <text:p text:style-name="P7"/>
      <text:p text:style-name="P7"/>
      <text:p text:style-name="P8">Stratégie d’objectifs :</text:p>
      <text:p text:style-name="P36"/>
      <text:p text:style-name="P32"><text:span text:style-name="T3">La fonction principale du projet est de faciliter </text:span><text:span text:style-name="T7">la connaissance et de p</text:span><text:span text:style-name="T5">romouvoir </text:span><text:span text:style-name="T6">le patrimoine St Gaudinois.</text:span></text:p>
      <text:p text:style-name="P33">Outil touristique</text:p>
      <text:p text:style-name="P8"><text:tab/></text:p>
      <text:p text:style-name="P8"/>
      <text:p text:style-name="P8"/>
      <text:p text:style-name="P8"/>
      <text:p text:style-name="P9">Stratégie cible : </text:p>
      <text:p text:style-name="P33"/>
      <text:p text:style-name="P34"><text:span text:style-name="T15">Les utilisateurs : tous type de personnes cherchant apprendre en s’amusant. Avec une orientation pour les </text:span>Familles et Touristes.</text:p>
      <text:p text:style-name="P8"/>
      <text:p text:style-name="P7"/>
      <text:p text:style-name="P7"/>
      <text:p text:style-name="P7"><text:soft-page-break/></text:p>
      <text:p text:style-name="P7"/>
      <text:p text:style-name="P10"/>
      <text:p text:style-name="P7"><text:span text:style-name="T17">3) </text:span><text:span text:style-name="T18">ARCHITECTURE TECHNIQUE</text:span></text:p>
      <text:p text:style-name="P1"/>
      <text:p text:style-name="P2">Contraintes techniques :</text:p>
      <text:p text:style-name="P41"/>
      <text:p text:style-name="P40"><text:tab/>RGPD</text:p>
      <text:p text:style-name="P42"><text:tab/>Géolocalisation</text:p>
      <text:p text:style-name="P42"><text:tab/>Map</text:p>
      <text:p text:style-name="P1"><text:tab/><text:span text:style-name="T8">S</text:span>ystème de gestion <text:span text:style-name="T12">utilisateur</text:span></text:p>
      <text:p text:style-name="P1"><text:tab/><text:span text:style-name="T19">Modification info perso utilisateur</text:span></text:p>
      <text:p text:style-name="P1"><text:tab/><text:span text:style-name="T12">Interface utilisateur avec gamification (Progression parcours et gain de badges)</text:span></text:p>
      <text:p text:style-name="P1"><text:tab/><text:span text:style-name="T12">Mise à jour des parcours</text:span></text:p>
      <text:p text:style-name="P1"><text:tab/><text:span text:style-name="T12">Interface admin</text:span></text:p>
      <text:p text:style-name="P1"><text:tab/></text:p>
      <text:p text:style-name="P1"><text:tab/>Hébergement à définir</text:p>
      <text:p text:style-name="P1"><text:tab/><text:span text:style-name="T13">Langage et concept à apprendre</text:span></text:p>
      <text:p text:style-name="P1"/>
      <text:p text:style-name="P1"/>
      <text:p text:style-name="P1"/>
      <text:p text:style-name="P2">Contraintes ressources :</text:p>
      <text:p text:style-name="P1"/>
      <text:p text:style-name="P1"><text:tab/>Administrateur à définir</text:p>
      <text:p text:style-name="P1"><text:tab/></text:p>
      <text:p text:style-name="P1"/>
      <text:p text:style-name="P1"/>
      <text:p text:style-name="P4">C<text:span text:style-name="T15">hoix techniques / technologies utilisées</text:span> :</text:p>
      <text:p text:style-name="P31"/>
      <text:p text:style-name="P33">MySql</text:p>
      <text:p text:style-name="P44">Gearhost</text:p>
      <text:p text:style-name="P35">NodeJs</text:p>
      <text:p text:style-name="P35">Ejs</text:p>
      <text:p text:style-name="P45">Express<text:span text:style-name="T19">Js</text:span></text:p>
      <text:p text:style-name="P44">Mocha test</text:p>
      <text:p text:style-name="P44">Materialize css</text:p>
      <text:p text:style-name="P44">Leaflet map</text:p>
      <text:p text:style-name="P1"/>
      <text:p text:style-name="P1"/>
      <text:p text:style-name="P3"><text:span text:style-name="T2">Equipe</text:span>: <text:span text:style-name="T4">(Stagiaires de Simplon promo 2)</text:span></text:p>
      <text:p text:style-name="P16"/>
      <text:p text:style-name="P17"><text:tab/><text:span text:style-name="T12">Valentin Janvier,</text:span></text:p>
      <text:p text:style-name="P18"><text:tab/>Vanessa Roux,</text:p>
      <text:p text:style-name="P19"><text:tab/>Clément Scherrer</text:p>
      <text:p text:style-name="P16"><text:tab/> </text:p>
      <text:p text:style-name="P1"/>
      <text:p text:style-name="P2">Suivi projet :</text:p>
      <text:p text:style-name="P1"/>
      <text:p text:style-name="P1"><text:tab/>Maintenance du site : SIMPLON</text:p>
      <text:p text:style-name="P1"><text:tab/>Formation de l’équipe O<text:span text:style-name="T13">T : Simplon</text:span></text:p>
      <text:p text:style-name="P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1">Description fonctionnelle du site </text:p>
      <text:p text:style-name="P13"/>
      <text:p text:style-name="P5">Page connexion / Inscription  <text:span text:style-name="T13">(Accueil) </text:span>:</text:p>
      <text:p text:style-name="P13"><text:tab/>Pseudo + Password + mail (obligatoire)</text:p>
      <text:p text:style-name="P14"><text:tab/>RGPD</text:p>
      <text:p text:style-name="P13"><text:tab/>Mot de passe oublié</text:p>
      <text:p text:style-name="P13"><text:tab/>Avatar<text:span text:style-name="T9">s</text:span></text:p>
      <text:p text:style-name="P13"/>
      <text:p text:style-name="P5">Page Map :</text:p>
      <text:p text:style-name="P13"><text:tab/><text:span text:style-name="T13">Liste des points d’activités</text:span></text:p>
      <text:p text:style-name="P13"><text:tab/><text:span text:style-name="T13">Affichage position utilisateur</text:span></text:p>
      <text:p text:style-name="P13"><text:tab/><text:span text:style-name="T13">Bouton tri parcours</text:span></text:p>
      <text:p text:style-name="P13"><text:tab/><text:span text:style-name="T13">Bouton dashboard</text:span></text:p>
      <text:p text:style-name="P13"><text:tab/><text:span text:style-name="T13">Pop-up d’activités</text:span></text:p>
      <text:p text:style-name="P13"><text:tab/></text:p>
      <text:p text:style-name="P13"/>
      <text:p text:style-name="P5">Page <text:span text:style-name="T14">dashboard</text:span>:</text:p>
      <text:p text:style-name="P13"><text:tab/><text:span text:style-name="T14">Progression des parcours</text:span></text:p>
      <text:p text:style-name="P13"><text:tab/><text:span text:style-name="T14">Badge obtenus</text:span></text:p>
      <text:p text:style-name="P13"><text:tab/><text:span text:style-name="T14">Progression de compte</text:span></text:p>
      <text:p text:style-name="P13"><text:tab/><text:span text:style-name="T14">Modifier info perso</text:span></text:p>
      <text:p text:style-name="P13"/>
      <text:p text:style-name="P15"/>
      <text:p text:style-name="P6"><text:span text:style-name="T14">P</text:span>age admin :</text:p>
      <text:p text:style-name="P15"><text:tab/><text:span text:style-name="T14">Ajout d’un parcours</text:span></text:p>
      <text:p text:style-name="P15"><text:tab/><text:span text:style-name="T14">Ajout des points d’intérêts</text:span></text:p>
      <text:p text:style-name="P15"><text:tab/><text:span text:style-name="T14">Ajout des activités</text:span></text:p>
      <text:p text:style-name="P15"><text:tab/>Recevoir les notifications des activités par mail (inscription)</text:p>
      <text:p text:style-name="P15"><text:tab/><text:span text:style-name="T14">Nombre d’</text:span>inscrits </text:p>
      <text:p text:style-name="P15"><text:tab/></text:p>
      <text:p text:style-name="P15"/>
      <text:p text:style-name="P15"/>
      <text:p text:style-name="P15"/>
      <text:p text:style-name="P15"><text:tab/></text:p>
      <text:p text:style-name="P27">4) RESSOURCES ET CONTRAINTES</text:p>
      <text:p text:style-name="P27"/>
      <text:p text:style-name="P24"/>
      <text:p text:style-name="P28">Prestations attendues :</text:p>
      <text:p text:style-name="P25"><text:tab/><text:span text:style-name="T16">Application jeux de piste autour du patrimoine Saint Gaudinois</text:span></text:p>
      <text:p text:style-name="P25"/>
      <text:p text:style-name="P25"/>
      <text:p text:style-name="P29">Ressources :</text:p>
      <text:p text:style-name="P26"><text:tab/><text:span text:style-name="T16">F</text:span>lyer <text:span text:style-name="T16">jeu de piste</text:span></text:p>
      <text:p text:style-name="P26"><text:tab/></text:p>
      <text:p text:style-name="P26"/>
      <text:p text:style-name="P26"/>
      <text:p text:style-name="P26"/>
      <text:p text:style-name="P20">Charte graphique</text:p>
      <text:p text:style-name="P23"/>
      <text:p text:style-name="P39"><text:span text:style-name="T20">LIBRE</text:span></text:p>
      <text:p text:style-name="P1"><text:tab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4:10:01.865948282</meta:creation-date>
    <dc:date>2018-09-26T16:41:23.632141750</dc:date>
    <meta:editing-duration>PT6H18M57S</meta:editing-duration>
    <meta:editing-cycles>26</meta:editing-cycles>
    <meta:generator>LibreOffice/6.0.3.2$Linux_X86_64 LibreOffice_project/00m0$Build-2</meta:generator>
    <meta:document-statistic meta:table-count="0" meta:image-count="0" meta:object-count="0" meta:page-count="3" meta:paragraph-count="90" meta:word-count="319" meta:character-count="2179" meta:non-whitespace-character-count="1882"/>
  </office:meta>
</office:document-meta>
</file>